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01cm"/>
    </style:style>
    <style:style style:name="co2" style:family="table-column">
      <style:table-column-properties fo:break-before="auto" style:column-width="4.68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3.912cm"/>
    </style:style>
    <style:style style:name="co6" style:family="table-column">
      <style:table-column-properties fo:break-before="auto" style:column-width="3.496cm"/>
    </style:style>
    <style:style style:name="co7" style:family="table-column">
      <style:table-column-properties fo:break-before="auto" style:column-width="3.302cm"/>
    </style:style>
    <style:style style:name="co8" style:family="table-column">
      <style:table-column-properties fo:break-before="auto" style:column-width="5.438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3" table:number-columns-repeated="1010" table:default-cell-style-name="ce2"/>
        <table:table-row table:style-name="ro1">
          <table:table-cell table:style-name="ce1" office:value-type="string">
            <text:p>Datum/Uhrzeit Kauf</text:p>
          </table:table-cell>
          <table:table-cell table:style-name="ce1" office:value-type="string">
            <text:p>Datum/Uhrzeit Verkauf</text:p>
          </table:table-cell>
          <table:table-cell table:style-name="ce1" office:value-type="string">
            <text:p>Basiswert</text:p>
          </table:table-cell>
          <table:table-cell table:style-name="ce1" office:value-type="string">
            <text:p>Trend</text:p>
          </table:table-cell>
          <table:table-cell table:style-name="ce1" office:value-type="string">
            <text:p>WKN</text:p>
          </table:table-cell>
          <table:table-cell table:style-name="ce1" office:value-type="string">
            <text:p>Einsteigssumme</text:p>
          </table:table-cell>
          <table:table-cell table:style-name="ce1" office:value-type="string">
            <text:p>Kaufkurs</text:p>
          </table:table-cell>
          <table:table-cell table:style-name="ce1" office:value-type="string">
            <text:p>Verkaufkurs</text:p>
          </table:table-cell>
          <table:table-cell table:style-name="ce1" office:value-type="string">
            <text:p>Stückzahl</text:p>
          </table:table-cell>
          <table:table-cell table:style-name="ce1" office:value-type="string">
            <text:p>Haltedauer</text:p>
          </table:table-cell>
          <table:table-cell table:style-name="ce1" office:value-type="string">
            <text:p>Ausstiegssume </text:p>
          </table:table-cell>
          <table:table-cell table:style-name="ce1" office:value-type="string">
            <text:p>G. u. V. In € </text:p>
          </table:table-cell>
          <table:table-cell table:style-name="ce1" office:value-type="string">
            <text:p>G. u. V. In % </text:p>
          </table:table-cell>
          <table:table-cell table:style-name="ce1" office:value-type="string">
            <text:p>Notizen</text:p>
          </table:table-cell>
          <table:table-cell table:number-columns-repeated="1010"/>
        </table:table-row>
        <table:table-row table:style-name="ro1">
          <table:table-cell office:value-type="string">
            <text:p>2023-09-04 22:18:39</text:p>
          </table:table-cell>
          <table:table-cell office:value-type="string">
            <text:p>| 2023-10-15 <text:s text:c="2"/>| 15:30:00 <text:s/>|</text:p>
          </table:table-cell>
          <table:table-cell office:value-type="string">
            <text:p>ALV</text:p>
          </table:table-cell>
          <table:table-cell office:value-type="string">
            <text:p>LONG</text:p>
          </table:table-cell>
          <table:table-cell office:value-type="string">
            <text:p>A1XYZ1</text:p>
          </table:table-cell>
          <table:table-cell office:value-type="float" office:value="325.71">
            <text:p>325,71</text:p>
          </table:table-cell>
          <table:table-cell office:value-type="float" office:value="108.57">
            <text:p>108,57</text:p>
          </table:table-cell>
          <table:table-cell office:value-type="float" office:value="193.57">
            <text:p>193,5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580.71">
            <text:p>580,71</text:p>
          </table:table-cell>
          <table:table-cell office:value-type="float" office:value="255">
            <text:p>255</text:p>
          </table:table-cell>
          <table:table-cell office:value-type="float" office:value="78.29">
            <text:p>78,29</text:p>
          </table:table-cell>
          <table:table-cell office:value-type="string">
            <text:p>Einzelne Mock-Datenzeile</text:p>
          </table:table-cell>
          <table:table-cell table:number-columns-repeated="1010"/>
        </table:table-row>
        <table:table-row table:style-name="ro1">
          <table:table-cell office:value-type="string">
            <text:p>2023-08-17 22:48:18</text:p>
          </table:table-cell>
          <table:table-cell office:value-type="string">
            <text:p>| 2023-11-20 <text:s text:c="2"/>| 10:45:00 <text:s/>|</text:p>
          </table:table-cell>
          <table:table-cell office:value-type="string">
            <text:p>VBK</text:p>
          </table:table-cell>
          <table:table-cell office:value-type="string">
            <text:p>SHORT</text:p>
          </table:table-cell>
          <table:table-cell office:value-type="string">
            <text:p>A1XYZ2</text:p>
          </table:table-cell>
          <table:table-cell office:value-type="float" office:value="1118.25">
            <text:p>1118,25</text:p>
          </table:table-cell>
          <table:table-cell office:value-type="float" office:value="124.25">
            <text:p>124,25</text:p>
          </table:table-cell>
          <table:table-cell office:value-type="float" office:value="111.83">
            <text:p>111,8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006.47">
            <text:p>1006,47</text:p>
          </table:table-cell>
          <table:table-cell office:value-type="float" office:value="-111.78">
            <text:p>-111,78</text:p>
          </table:table-cell>
          <table:table-cell office:value-type="float" office:value="-10">
            <text:p>-10</text:p>
          </table:table-cell>
          <table:table-cell office:value-type="string">
            <text:p>Weiteres Mock-Datenbeispiel</text:p>
          </table:table-cell>
          <table:table-cell table:number-columns-repeated="1010"/>
        </table:table-row>
        <table:table-row table:style-name="ro1">
          <table:table-cell office:value-type="string">
            <text:p>2023-09-04 22:48:18</text:p>
          </table:table-cell>
          <table:table-cell office:value-type="string">
            <text:p>| 2023-12-05 <text:s text:c="2"/>| 18:15:00 <text:s/>|</text:p>
          </table:table-cell>
          <table:table-cell office:value-type="string">
            <text:p>USF</text:p>
          </table:table-cell>
          <table:table-cell office:value-type="string">
            <text:p>LONG</text:p>
          </table:table-cell>
          <table:table-cell office:value-type="string">
            <text:p>A1XYZ3</text:p>
          </table:table-cell>
          <table:table-cell office:value-type="float" office:value="412.52">
            <text:p>412,52</text:p>
          </table:table-cell>
          <table:table-cell office:value-type="float" office:value="103.13">
            <text:p>103,13</text:p>
          </table:table-cell>
          <table:table-cell office:value-type="float" office:value="175.57">
            <text:p>175,5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02.28">
            <text:p>702,28</text:p>
          </table:table-cell>
          <table:table-cell office:value-type="float" office:value="289.76">
            <text:p>289,76</text:p>
          </table:table-cell>
          <table:table-cell office:value-type="float" office:value="70.24">
            <text:p>70,24</text:p>
          </table:table-cell>
          <table:table-cell office:value-type="string">
            <text:p>Weiteres Mock-Datenbeispiel</text:p>
          </table:table-cell>
          <table:table-cell table:number-columns-repeated="1010"/>
        </table:table-row>
        <table:table-row table:style-name="ro1">
          <table:table-cell office:value-type="string">
            <text:p>2023-08-20 22:48:18</text:p>
          </table:table-cell>
          <table:table-cell office:value-type="string">
            <text:p>| 2024-01-10 <text:s text:c="2"/>| 09:00:00 <text:s/>|</text:p>
          </table:table-cell>
          <table:table-cell office:value-type="string">
            <text:p>ASB</text:p>
          </table:table-cell>
          <table:table-cell office:value-type="string">
            <text:p>LONG </text:p>
          </table:table-cell>
          <table:table-cell office:value-type="string">
            <text:p>A1XYZ4</text:p>
          </table:table-cell>
          <table:table-cell office:value-type="float" office:value="1177.38">
            <text:p>1177,38</text:p>
          </table:table-cell>
          <table:table-cell office:value-type="float" office:value="130.82">
            <text:p>130,82</text:p>
          </table:table-cell>
          <table:table-cell office:value-type="float" office:value="151.65">
            <text:p>151,6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364.85">
            <text:p>1364,85</text:p>
          </table:table-cell>
          <table:table-cell office:value-type="float" office:value="187.47">
            <text:p>187,47</text:p>
          </table:table-cell>
          <table:table-cell office:value-type="float" office:value="15.92">
            <text:p>15,92</text:p>
          </table:table-cell>
          <table:table-cell office:value-type="string">
            <text:p>Weiteres Mock-Datenbeispiel</text:p>
          </table:table-cell>
          <table:table-cell table:number-columns-repeated="1010"/>
        </table:table-row>
        <table:table-row table:style-name="ro1">
          <table:table-cell office:value-type="string">
            <text:p>2023-09-14 22:48:18</text:p>
          </table:table-cell>
          <table:table-cell office:value-type="string">
            <text:p>| 2024-02-25 <text:s text:c="2"/>| 14:20:00 <text:s/>|</text:p>
          </table:table-cell>
          <table:table-cell office:value-type="string">
            <text:p>ASH</text:p>
          </table:table-cell>
          <table:table-cell office:value-type="string">
            <text:p>SHORT</text:p>
          </table:table-cell>
          <table:table-cell office:value-type="string">
            <text:p>A1XYZ5</text:p>
          </table:table-cell>
          <table:table-cell office:value-type="float" office:value="858.25">
            <text:p>858,25</text:p>
          </table:table-cell>
          <table:table-cell office:value-type="float" office:value="171.65">
            <text:p>171,65</text:p>
          </table:table-cell>
          <table:table-cell office:value-type="float" office:value="153.28">
            <text:p>153,2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66.4">
            <text:p>766,4</text:p>
          </table:table-cell>
          <table:table-cell office:value-type="float" office:value="-91.85">
            <text:p>-91,85</text:p>
          </table:table-cell>
          <table:table-cell office:value-type="float" office:value="-10.7">
            <text:p>-10,7</text:p>
          </table:table-cell>
          <table:table-cell office:value-type="string">
            <text:p>Weiteres Mock-Datenbeispiel</text:p>
          </table:table-cell>
          <table:table-cell table:number-columns-repeated="101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d1" style:family="table-cell" style:parent-style-name="Default">
      <style:table-cell-properties style:text-align-source="fix" style:repeat-content="false" fo:border="0.026cm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6">16.09.2023</text:date>, <text:time>01:31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3$Win32 OpenOffice.org_project/4113m1$Build-9810</meta:generator>
    <dc:date>2023-09-16T01:31:51.32</dc:date>
    <meta:editing-duration>PT40M5S</meta:editing-duration>
    <meta:editing-cycles>5</meta:editing-cycles>
    <meta:document-statistic meta:table-count="1" meta:cell-count="84" meta:object-count="0"/>
  </office:meta>
</office:document-meta>
</file>